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Ultrafine_20_Dashed" svg:stroke-color="#3465a4" draw:fill="solid" draw:fill-color="#ffffff" draw:textarea-horizontal-align="justify" draw:textarea-vertical-align="middle" draw:auto-grow-height="false" fo:min-height="4.959cm" fo:min-width="4.928cm" draw:shadow-offset-x="0.203cm" draw:shadow-offset-y="0.203cm"/>
    </style:style>
    <style:style style:name="gr2" style:family="graphic" style:parent-style-name="standard" style:list-style-name="L1">
      <style:graphic-properties draw:stroke="dash" draw:stroke-dash="Ultrafine_20_Dashed" svg:stroke-color="#3465a4" draw:fill="solid" draw:fill-color="#ffffff" draw:textarea-horizontal-align="justify" draw:textarea-vertical-align="middle" draw:auto-grow-height="false" fo:min-height="11.363cm" fo:min-width="10.732cm" draw:shadow-offset-x="0.203cm" draw:shadow-offset-y="0.203cm"/>
    </style:style>
    <style:style style:name="gr3" style:family="graphic" style:parent-style-name="standard" style:list-style-name="L1">
      <style:graphic-properties draw:stroke="dash" draw:stroke-dash="Ultrafine_20_Dashed" svg:stroke-color="#3465a4" draw:fill="solid" draw:fill-color="#ffffff" draw:textarea-horizontal-align="justify" draw:textarea-vertical-align="middle" draw:auto-grow-height="false" fo:min-height="4.959cm" fo:min-width="4.928cm" draw:shadow-offset-x="0.203cm" draw:shadow-offset-y="0.203cm"/>
    </style:style>
    <style:style style:name="gr4" style:family="graphic" style:parent-style-name="standard" style:list-style-name="L1">
      <style:graphic-properties draw:stroke="dash" draw:stroke-dash="Ultrafine_20_Dashed" svg:stroke-color="#3465a4" draw:fill="solid" draw:fill-color="#ffffff" draw:textarea-horizontal-align="justify" draw:textarea-vertical-align="middle" draw:auto-grow-height="false" fo:min-height="4.959cm" fo:min-width="4.928cm" draw:shadow-offset-x="0.203cm" draw:shadow-offset-y="0.203cm"/>
    </style:style>
    <style:style style:name="gr5" style:family="graphic" style:parent-style-name="standard" style:list-style-name="L1">
      <style:graphic-properties draw:stroke="dash" draw:stroke-dash="Ultrafine_20_Dashed" svg:stroke-color="#3465a4" draw:fill="solid" draw:fill-color="#ffffff" draw:textarea-horizontal-align="justify" draw:textarea-vertical-align="middle" draw:auto-grow-height="false" fo:min-height="4.959cm" fo:min-width="4.928cm" draw:shadow-offset-x="0.203cm" draw:shadow-offset-y="0.203cm"/>
    </style:style>
    <style:style style:name="gr6" style:family="graphic" style:parent-style-name="standard" style:list-style-name="L1">
      <style:graphic-properties draw:stroke="dash" draw:stroke-dash="Ultrafine_20_Dashed" svg:stroke-color="#3465a4" draw:fill="solid" draw:fill-color="#ffffff" draw:textarea-horizontal-align="justify" draw:textarea-vertical-align="middle" draw:auto-grow-height="false" fo:min-height="4.959cm" fo:min-width="4.928cm" draw:shadow-offset-x="0.203cm" draw:shadow-offset-y="0.203cm"/>
    </style:style>
    <style:style style:name="gr7" style:family="graphic" style:parent-style-name="standard" style:list-style-name="L1">
      <style:graphic-properties draw:stroke="dash" draw:stroke-dash="Ultrafine_20_Dashed" svg:stroke-color="#3465a4" draw:fill="solid" draw:fill-color="#ffffff" draw:textarea-horizontal-align="justify" draw:textarea-vertical-align="middle" draw:auto-grow-height="false" fo:min-height="4.959cm" fo:min-width="4.928cm" draw:shadow-offset-x="0.203cm" draw:shadow-offset-y="0.203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9cm" svg:height="5.771cm" svg:x="1.635cm" svg:y="2.397cm">
          <text:list text:style-name="L1">
            <text:list-item>
              <text:p text:style-name="P1">Customer class<text:line-break/>fname</text:p>
            </text:list-item>
            <text:list-item>
              <text:p text:style-name="P1">Lname</text:p>
            </text:list-item>
            <text:list-item>
              <text:p text:style-name="P1">ssn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2.446cm" svg:height="12.827cm" svg:x="7.985cm" svg:y="2.453cm">
          <text:list text:style-name="L1">
            <text:list-header>
              <text:p text:style-name="P1">BankAccount class</text:p>
            </text:list-header>
          </text:list>
          <text:list text:style-name="L2">
            <text:list-item>
              <text:p text:style-name="P1">Customer</text:p>
            </text:list-item>
            <text:list-item>
              <text:p text:style-name="P1">AccountNumber: 10 digit random</text:p>
            </text:list-item>
            <text:list-item>
              <text:p text:style-name="P1">Balance</text:p>
            </text:list-item>
            <text:list-item>
              <text:p text:style-name="P1">AccrueInterest: floating</text:p>
            </text:list-item>
          </text:list>
          <text:list text:style-name="L1">
            <text:list-header>
              <text:p text:style-name="P1"/>
              <text:p text:style-name="P1">Methods:</text:p>
            </text:list-header>
          </text:list>
          <text:list text:style-name="L2">
            <text:list-item>
              <text:p text:style-name="P1">Deposit</text:p>
            </text:list-item>
            <text:list-item>
              <text:p text:style-name="P1">Withdraw</text:p>
            </text:list-item>
            <text:list-item>
              <text:p text:style-name="P1">ApplyInterest</text:p>
            </text:list-item>
            <text:list-item>
              <text:p text:style-name="P1">checkBalance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99cm" svg:height="5.771cm" svg:x="24.622cm" svg:y="16.875cm">
          <text:list text:style-name="L1">
            <text:list-item>
              <text:p text:style-name="P1"/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99cm" svg:height="5.771cm" svg:x="1.636cm" svg:y="2.397cm">
          <text:list text:style-name="L1">
            <text:list-header>
              <text:p text:style-name="P1">Customer class</text:p>
            </text:list-header>
          </text:list>
          <text:list text:style-name="L2">
            <text:list-item>
              <text:p text:style-name="P1">Fname: string</text:p>
            </text:list-item>
            <text:list-item>
              <text:p text:style-name="P1">Lname: string</text:p>
            </text:list-item>
            <text:list-item>
              <text:p text:style-name="P1">SSN: 10 digit, <text:line-break/>format <text:s/>special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5.99cm" svg:height="5.771cm" svg:x="2.624cm" svg:y="18.907cm">
          <text:p text:style-name="P1">CheckingAccount</text:p>
          <text:p text:style-name="P1">Interest: 2% for <text:line-break/>any amount </text:p>
          <text:p text:style-name="P1">In excess $10,000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99cm" svg:height="5.771cm" svg:x="24.347cm" svg:y="1.6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5.99cm" svg:height="5.771cm" svg:x="14.187cm" svg:y="20.05cm">
          <text:p text:style-name="P1">SavingsAccount</text:p>
          <text:p text:style-name="P1">Interest: 5% <text:line-break/>fixed interes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5.619cm" svg:y1="18.907cm" svg:x2="14.208cm" svg:y2="15.28cm" draw:start-shape="id1" draw:start-glue-point="0" draw:end-shape="id2" svg:d="M5619 18907v-1814h8589v-1813" svg:viewBox="0 0 8590 3628">
          <text:p/>
        </draw:connector>
        <draw:connector draw:style-name="gr8" draw:text-style-name="P3" draw:layer="layout" svg:x1="17.182cm" svg:y1="20.05cm" svg:x2="14.208cm" svg:y2="15.28cm" draw:start-shape="id3" draw:start-glue-point="0" draw:end-shape="id2" draw:end-glue-point="2" svg:d="M17182 20050v-2385h-2974v-2385" svg:viewBox="0 0 2975 47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4:32.814294084</meta:creation-date>
    <dc:date>2018-05-07T14:10:16.660361923</dc:date>
    <meta:editing-duration>PT15M41S</meta:editing-duration>
    <meta:editing-cycles>8</meta:editing-cycles>
    <meta:generator>LibreOffice/5.4.5.1$Linux_X86_64 LibreOffice_project/40m0$Build-1</meta:generator>
    <meta:document-statistic meta:object-count="9"/>
  </office:meta>
</office:document-meta>
</file>